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Arial" fo:font-size="10pt" officeooo:rsid="000a8c09" officeooo:paragraph-rsid="000a8c09" fo:background-color="transparen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0pt" officeooo:rsid="000c83ca" officeooo:paragraph-rsid="0012c1d0" fo:background-color="transparen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0pt" officeooo:rsid="000a8c09" officeooo:paragraph-rsid="000a8c09" fo:background-color="#e8f2f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0pt" officeooo:rsid="00149fff" officeooo:paragraph-rsid="00149fff" fo:background-color="#fff200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5pt" fo:font-weight="bold" officeooo:rsid="0003f0f4" officeooo:paragraph-rsid="0003f0f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3f0f4" officeooo:paragraph-rsid="0003f0f4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rsid="0003f0f4" officeooo:paragraph-rsid="0003f0f4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rsid="000a8c09" officeooo:paragraph-rsid="000a8c09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rsid="000c83ca" officeooo:paragraph-rsid="000c83ca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rsid="00074ac8" officeooo:paragraph-rsid="00074ac8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rsid="00074ac8" officeooo:paragraph-rsid="000ebf9c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rsid="00074ac8" officeooo:paragraph-rsid="0004c586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officeooo:rsid="000ebf9c" officeooo:paragraph-rsid="001063fa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officeooo:rsid="0004c586" officeooo:paragraph-rsid="001063fa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officeooo:rsid="0004c586" officeooo:paragraph-rsid="0004c586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officeooo:rsid="001063fa" officeooo:paragraph-rsid="001063fa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officeooo:rsid="0008ea91" officeooo:paragraph-rsid="0008ea91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officeooo:rsid="001518aa" officeooo:paragraph-rsid="001518aa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weight="normal" officeooo:rsid="000dc946" officeooo:paragraph-rsid="000dc946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0a8c09" officeooo:paragraph-rsid="000a8c09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074ac8" officeooo:paragraph-rsid="000c83c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bold" officeooo:rsid="00074ac8" officeooo:paragraph-rsid="00074ac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bold" officeooo:rsid="00074ac8" officeooo:paragraph-rsid="0008ea91" style:font-size-asian="12pt" style:font-weight-asian="bold" style:font-size-complex="12pt" style:font-weight-complex="bold"/>
    </style:style>
    <style:style style:name="T1" style:family="text">
      <style:text-properties fo:color="#7f0055" fo:font-weight="bold" fo:background-color="transparent" loext:char-shading-value="0" style:font-weight-asian="bold"/>
    </style:style>
    <style:style style:name="T2" style:family="text">
      <style:text-properties fo:color="#000000" officeooo:rsid="000bcfb7" fo:background-color="transparent" loext:char-shading-value="0"/>
    </style:style>
    <style:style style:name="T3" style:family="text">
      <style:text-properties fo:color="#000000" fo:background-color="transparent" loext:char-shading-value="0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074ac8" style:font-size-asian="12pt" style:font-weight-asian="bold" style:font-size-complex="12pt" style:font-weight-complex="bold"/>
    </style:style>
    <style:style style:name="T6" style:family="text">
      <style:text-properties officeooo:rsid="000c83ca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0ebf9c"/>
    </style:style>
    <style:style style:name="T9" style:family="text">
      <style:text-properties officeooo:rsid="0012c1d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518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te rendu partie 4</text:p>
      <text:p text:style-name="P6"/>
      <text:p text:style-name="P6"/>
      <text:p text:style-name="P6"/>
      <text:p text:style-name="P8"><text:span text:style-name="T4">Développement :</text:span> </text:p>
      <text:p text:style-name="P8">Nils Bourgon → classe Autobus et ses tests</text:p>
      <text:p text:style-name="P8">Thomas Pallis→ classe passagerStandard et ses tests</text:p>
      <text:p text:style-name="P7"/>
      <text:p text:style-name="P20">Ité<text:span text:style-name="T6">ration</text:span> 1 :</text:p>
      <text:p text:style-name="P8">1.1</text:p>
      <text:p text:style-name="P8">Le langage impose la li<text:span text:style-name="T10">gne « </text:span><text:span text:style-name="T1">package</text:span><text:span text:style-name="T3"> tec; » au début de tous les fichiers appartenant au pa</text:span><text:span text:style-name="T2">quet</text:span><text:span text:style-name="T3">age tec</text:span></text:p>
      <text:p text:style-name="P1"/>
      <text:p text:style-name="P2"><text:span text:style-name="T9">O</text:span>n souhaite avoir un comportement prédéfini <text:span text:style-name="T9">mais o</text:span>n ne souhaite pas exposer au client <text:span text:style-name="T9">ces interfaces</text:span>. </text:p>
      <text:p text:style-name="P1"/>
      <text:p text:style-name="P3"/>
      <text:p text:style-name="P4"><text:span text:style-name="T10">La classe PassagerStandard implémente l’interface Passager. La classe Autobus implémente Transport et Bus</text:span></text:p>
      <text:p text:style-name="P8"/>
      <text:p text:style-name="P8"/>
      <text:p text:style-name="P8"/>
      <text:p text:style-name="P9"><text:span text:style-name="T5">Ité</text:span><text:span text:style-name="T4">ration</text:span><text:span text:style-name="T5"> 2 :</text:span></text:p>
      <text:p text:style-name="P21"/>
      <text:p text:style-name="P19"><text:span text:style-name="T7"/></text:p>
      <text:p text:style-name="P19"/>
      <text:p text:style-name="P19">Autobus :</text:p>
      <text:p text:style-name="P19">On essaiera de tester pour 4 cas d’instanciation :</text:p>
      <text:p text:style-name="P19"><text:tab/>-Création d’un bus avec des places assises et des places debout</text:p>
      <text:p text:style-name="P19"><text:tab/>-Création d’un bus sans aucune places libres</text:p>
      <text:p text:style-name="P19"><text:tab/><text:bookmark-start text:name="__DdeLink__40_2760967116"/>-Création d’un bus avec uniquement des places debout libres<text:bookmark-end text:name="__DdeLink__40_2760967116"/></text:p>
      <text:p text:style-name="P19"><text:tab/>-Création d’un bus avec uniquement des places assises libres</text:p>
      <text:p text:style-name="P19"/>
      <text:p text:style-name="P19">(Les deux derniers cas nous servent uniquement à tester que les résultats des méthodes aPlaceAssisse et aplaceDebout sont bien indépendants)</text:p>
      <text:p text:style-name="P9"/>
      <text:p text:style-name="P22">Ité<text:span text:style-name="T6">ration</text:span> 3 :</text:p>
      <text:p text:style-name="P10"/>
      <text:p text:style-name="P11">On décidera de créer un liste <text:span text:style-name="T8">(Arraylist)</text:span> de passager et non un tableau <text:span text:style-name="T8">(Array)</text:span> (traitement facilité). Aucun intérêt de créer un tableau.</text:p>
      <text:p text:style-name="P10"/>
      <text:p text:style-name="P13">3.1</text:p>
      <text:p text:style-name="P14">Nous avons essayé d’utiliser les classes faussaires telles qu’elles étaient fournis mais on doit les modifier pour qu’elles implémentes les interfaces (FauxPassager implements Passager...). (Vu avec M.hamid)</text:p>
      <text:p text:style-name="P14"/>
      <text:p text:style-name="P16">FauxPassager</text:p>
      <text:p text:style-name="P14"/>
      <text:p text:style-name="P16">Ainsi la classe <text:span text:style-name="T11">F</text:span>auxPassager doit implémenter l’interface Passager pour pouvoir être utilisé par Autobus. </text:p>
      <text:p text:style-name="P15"/>
      <text:p text:style-name="P16"/>
      <text:p text:style-name="P12"/>
      <text:p text:style-name="P18">De même la classe FauxBus doit implémenter l’interface Bus et Transport pour pouvoir être utilisé dans les test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Ité<text:span text:style-name="T6">ration</text:span> 4 :</text:p>
      <text:p text:style-name="P23"/>
      <text:p text:style-name="P17"/>
      <text:p text:style-name="P17">On doit modifier l’interface fournie Passager afin de pouvoir throw une exception depuis la méthode nouvelArret() de Passager. </text:p>
      <text:p text:style-name="P17"/>
      <text:p text:style-name="P17">Nécessaire pour pouvoir lancer UsagerInvalideException depuis la méthode allerArretSuivant() comme demandé sur le sujet. </text:p>
      <text:p text:style-name="P17"/>
      <text:p text:style-name="P15"/>
      <text:p text:style-name="P18">Un peu de remaniement de code :</text:p>
      <text:p text:style-name="P18"><text:tab/>-il faudrait tester le code du nouveau constructeur dans tous les mêmes cas que le premier construct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32:19.678913848</meta:creation-date>
    <dc:date>2018-11-25T23:14:10.909864254</dc:date>
    <meta:editing-duration>PT58M26S</meta:editing-duration>
    <meta:editing-cycles>16</meta:editing-cycles>
    <meta:generator>LibreOffice/6.0.6.2$Linux_X86_64 LibreOffice_project/00m0$Build-2</meta:generator>
    <meta:document-statistic meta:table-count="0" meta:image-count="0" meta:object-count="0" meta:page-count="2" meta:paragraph-count="29" meta:word-count="288" meta:character-count="1885" meta:non-whitespace-character-count="1616"/>
  </office:meta>
</office:document-meta>
</file>